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15.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21.036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9cm" svg:height="1.9cm" draw:transform="rotate (-1.5690509975429) translate (6.21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1.536cm" svg:height="1.9cm" draw:transform="rotate (-2.35601995726715) translate (20.871cm -0.128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4:07:59.803882873</meta:creation-date>
    <dc:date>2020-11-05T12:13:53.580967051</dc:date>
    <meta:editing-duration>PT51M24S</meta:editing-duration>
    <meta:editing-cycles>6</meta:editing-cycles>
    <meta:generator>LibreOffice/6.0.7.3$Linux_X86_64 LibreOffice_project/00m0$Build-3</meta:generator>
    <meta:document-statistic meta:object-count="2"/>
  </office:meta>
</office:document-meta>
</file>